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55269" loext:opacity="100%" style:font-name="Arial1" fo:font-size="24pt" fo:font-weight="bold" officeooo:rsid="000714f7" officeooo:paragraph-rsid="000714f7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5983b0" loext:opacity="100%" style:font-name="Arial1" fo:font-size="14pt" fo:font-weight="bold" officeooo:rsid="000714f7" officeooo:paragraph-rsid="000714f7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714f7" officeooo:paragraph-rsid="000714f7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714f7" officeooo:paragraph-rsid="000714f7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5: El mercado de trabajo y la búsqueda de empleo.</text:p>
      <text:p text:style-name="P1"/>
      <text:p text:style-name="P2">1. El mercado de trabajo.</text:p>
      <text:p text:style-name="P2"/>
      <text:p text:style-name="P3">Entendemos el mercado laboral como el espacio donde confluyen la oferta y la demanda de trabajo.</text:p>
      <text:p text:style-name="P3"/>
      <text:p text:style-name="P4">· Oferta: <text:span text:style-name="T1">nos indica el conjunto de trabajadores que están dispuestos a trabajar.</text:span></text:p>
      <text:p text:style-name="P4"><text:span text:style-name="T1"/></text:p>
      <text:p text:style-name="P4">· Demanda: <text:span text:style-name="T1">la entendemos como el conjunto de empresas o empleadores que contratan.</text:span></text:p>
      <text:p text:style-name="P4"><text:span text:style-name="T1"/></text:p>
      <text:p text:style-name="P4"><text:span text:style-name="T1">El paro tiene importantes costes económicos y sociales.</text:span></text:p>
      <text:p text:style-name="P4"><text:span text:style-name="T1"/></text:p>
      <text:p text:style-name="P4">· Económicos: <text:span text:style-name="T1">ya que el desempleo supone una pérdida de producción potencial.</text:span></text:p>
      <text:p text:style-name="P4"><text:span text:style-name="T1"/></text:p>
      <text:p text:style-name="P4">· Sociales: <text:span text:style-name="T1">por los efectos nocivos del desempleo sobre la distribución de la renta.</text:span></text:p>
      <text:p text:style-name="P4"><text:span text:style-name="T1"/></text:p>
      <text:p text:style-name="P4"><text:span text:style-name="T1">Los factores que influyen en la demanda laboral son:</text:span></text:p>
      <text:p text:style-name="P4"><text:span text:style-name="T1"/></text:p>
      <text:p text:style-name="P4">· El salario es el precio del factor trabajo.</text:p>
      <text:p text:style-name="P4"/>
      <text:p text:style-name="P4">· La productividad de los trabajadores.</text:p>
      <text:p text:style-name="P4"/>
      <text:p text:style-name="P4">· El precio de los bienes producidos.</text:p>
      <text:p text:style-name="P4"/>
      <text:p text:style-name="P3">También es importante conocer la situación de empleo, desempleo e inactividad de los jóvenes, sus vías de acceso al mercado, salarios, niveles formativos, etc.</text:p>
      <text:p text:style-name="P3"/>
      <text:p text:style-name="P2">2. La encuesta de población activa.</text:p>
      <text:p text:style-name="P2"/>
      <text:p text:style-name="P3">Tal y como se refleja en la página web del Instituto Nacional de Estadística, la Encuesta de Población Activa (EPA) es un estudio estadístico destinado a capturar datos sobre el mercado de trabajo, que se utiliza para calcular la tasa de desempleo, tal y como la define la Organización Internacional del Trabajo (OIT).</text:p>
      <text:p text:style-name="P3"/>
      <text:p text:style-name="P3">En España, es elaborada por el Instituto Nacional de Estadística (INE) de forma trimestral, y tiene como objetivo obtener datos de la fuerza de trabajo y de las personas ajenas al mercado laboral. Se realiza desde 1964.</text:p>
      <text:p text:style-name="P3">Presenta datos y conclusiones de carácter anual.</text:p>
      <text:p text:style-name="P3"/>
      <text:p text:style-name="P3">La finalidad principal de la EPA es obtener datos de la fuerza de trabajo y de sus diversas categorías (ocupados, parados), así como de la población ajena al mercado laboral (inactivos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. Políticas de Empleo y oportunidades de aprendizaje y empleo en Europa.</text:p>
      <text:p text:style-name="P2"/>
      <text:p text:style-name="P3">En la exigencia del perfil que las empresas o sectores requieren, debemos destacar la importancia de la personalidad, aspiraciones, actitudes y formación.</text:p>
      <text:p text:style-name="P3"/>
      <text:p text:style-name="P3">El Estado y las comunidades autónomas establecen acciones y programas de fomento de medidas de políticas activas de empleo que pueden ser financiadas con fondos propios o con fondos estatales.</text:p>
      <text:p text:style-name="P3"/>
      <text:p text:style-name="P3">Otras de las oportunidades de acceder al mercado laboral son a través de participar en periodos de prácticas, mediante programas formativos.</text:p>
      <text:p text:style-name="P3">Estos programas a nivel europeo pueden ser los conocidos como Erasmus+.</text:p>
      <text:p text:style-name="P3"/>
      <text:p text:style-name="P3">Nuestro currículum se debe adaptar a la normativa europea, usando el nuevo formato Europass.</text:p>
      <text:p text:style-name="P3"/>
      <text:p text:style-name="P3"/>
      <text:p text:style-name="P3"/>
      <text:p text:style-name="P3"/>
      <text:p text:style-name="P2">4. La búsqueda de empleo: Fuentes.</text:p>
      <text:p text:style-name="P2"/>
      <text:p text:style-name="P3">Para esta búsqueda de empleo será de gran ayuda que elaboremos y nos apoyemos de un análisis DAFO de nuestra persona que nos permitirá conocer nuestras:</text:p>
      <text:p text:style-name="P3"/>
      <text:p text:style-name="P4">· Fortalezas.</text:p>
      <text:p text:style-name="P4">· Debilidades.</text:p>
      <text:p text:style-name="P4">· Oportunidades.</text:p>
      <text:p text:style-name="P4">· Amenazas.</text:p>
      <text:p text:style-name="P3"/>
      <text:p text:style-name="P3">La búsqueda de empleo es un proceso que tiene varias opciones:</text:p>
      <text:p text:style-name="P3"/>
      <text:p text:style-name="P4">· Responder a ofertas de empleo.</text:p>
      <text:p text:style-name="P4">· Presentar autocandidatura.</text:p>
      <text:p text:style-name="P3"/>
      <text:p text:style-name="P3"/>
      <text:p text:style-name="P3"/>
      <text:p text:style-name="P3"/>
      <text:p text:style-name="P3"/>
      <text:p text:style-name="P2">5. Ejemplos de vías de acceso a búsqueda de empleo.</text:p>
      <text:p text:style-name="P2"/>
      <text:p text:style-name="P3">· Prensa.</text:p>
      <text:p text:style-name="P3">· Televisión.</text:p>
      <text:p text:style-name="P3">· Bolsas de trabajo y de empleo público.</text:p>
      <text:p text:style-name="P3">· Empresas de Trabajo Temporal o de colocación.</text:p>
      <text:p text:style-name="P3">· SEPE.</text:p>
      <text:p text:style-name="P4"><text:span text:style-name="T1">· Ofertas a través de portales de internet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2">6. El acceso a la función pública y el autoempleo como alternativa de inserción laboral.</text:p>
      <text:p text:style-name="P2"/>
      <text:p text:style-name="P3">Factores que intervienen:</text:p>
      <text:p text:style-name="P3"/>
      <text:p text:style-name="P4">· Perfil personal: <text:span text:style-name="T1">tener la preparación adecuada para desarrollar esa actividad.</text:span></text:p>
      <text:p text:style-name="P4"><text:span text:style-name="T1"/></text:p>
      <text:p text:style-name="P4">· Capital: <text:span text:style-name="T1">presupuesto del que disponemos y acceso a entidades financieras.</text:span></text:p>
      <text:p text:style-name="P4"><text:span text:style-name="T1"/></text:p>
      <text:p text:style-name="P4">· Relaciones sociales: <text:span text:style-name="T1">todas aquellas redes de contactos que nos faciliten la información, formación, etc.</text:span></text:p>
      <text:p text:style-name="P4"><text:span text:style-name="T1"/></text:p>
      <text:p text:style-name="P4"><text:span text:style-name="T1">Otras de las alternativas es ser funcionario de carrera y trabajar para la administración pública.</text:span></text:p>
      <text:p text:style-name="P4"><text:span text:style-name="T1">Entre las ventajas de ser funcionario se encuentran:</text:span></text:p>
      <text:p text:style-name="P4"><text:span text:style-name="T1"/></text:p>
      <text:p text:style-name="P4"><text:span text:style-name="T1">· Tener un trabajo estable.</text:span></text:p>
      <text:p text:style-name="P4"><text:span text:style-name="T1"/></text:p>
      <text:p text:style-name="P4"><text:span text:style-name="T1">· Poder ascender profesionalmente o “promoción interna”.</text:span></text:p>
      <text:p text:style-name="P4"><text:span text:style-name="T1"/></text:p>
      <text:p text:style-name="P4"><text:span text:style-name="T1">· Ganar un buen sueldo.</text:span></text:p>
      <text:p text:style-name="P4"><text:span text:style-name="T1"/></text:p>
      <text:p text:style-name="P4"><text:span text:style-name="T1">· Podremos conciliar más fácilmente con nuestra vida familiar.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8:27:53.706000000</meta:creation-date>
    <dc:date>2023-11-15T18:45:54.667000000</dc:date>
    <meta:editing-duration>PT18M2S</meta:editing-duration>
    <meta:editing-cycles>1</meta:editing-cycles>
    <meta:document-statistic meta:table-count="0" meta:image-count="0" meta:object-count="0" meta:page-count="3" meta:paragraph-count="51" meta:word-count="595" meta:character-count="3678" meta:non-whitespace-character-count="3134"/>
    <meta:generator>LibreOffice/7.6.2.1$Windows_X86_64 LibreOffice_project/56f7684011345957bbf33a7ee678afaf4d2ba333</meta:generator>
  </office:meta>
</office:document-meta>
</file>